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4D4F8716D3FFB167BFF.png" manifest:media-type="image/png"/>
  <manifest:file-entry manifest:full-path="Pictures/10000201000000B9000000BA9AACBF409B5A60B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URW Gothic" svg:font-family="'URW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URW Gothic1" svg:font-family="'URW Gothic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Table2" style:family="table">
      <style:table-properties style:width="6.2681in" fo:margin-top="0in" fo:margin-bottom="0in" table:align="center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3" style:family="table-row">
      <style:table-row-properties style:min-row-height="0.1326in" fo:keep-together="auto"/>
    </style:style>
    <style:style style:name="Table3" style:family="table">
      <style:table-properties style:width="6.2681in" fo:margin-left="0in" fo:margin-top="0in" fo:margin-bottom="0in" table:align="left"/>
    </style:style>
    <style:style style:name="Table3.A" style:family="table-column">
      <style:table-column-properties style:column-width="6.268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4" style:family="table">
      <style:table-properties style:width="6.2681in" fo:margin-left="0in" fo:margin-top="0in" fo:margin-bottom="0in" table:align="left"/>
    </style:style>
    <style:style style:name="Table4.A" style:family="table-column">
      <style:table-column-properties style:column-width="6.268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5" style:family="table">
      <style:table-properties style:width="6.2681in" fo:margin-left="0in" fo:margin-top="0in" fo:margin-bottom="0in" table:align="left"/>
    </style:style>
    <style:style style:name="Table5.A" style:family="table-column">
      <style:table-column-properties style:column-width="6.26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6.2681in" fo:margin-left="0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Table7" style:family="table">
      <style:table-properties style:width="6.2681in" fo:margin-left="0in" fo:margin-top="0in" fo:margin-bottom="0in" table:align="left"/>
    </style:style>
    <style:style style:name="Table7.A" style:family="table-column">
      <style:table-column-properties style:column-width="6.268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13in" fo:padding-right="0.075in" fo:padding-top="0in" fo:padding-bottom="0in" fo:border="1pt solid #000000"/>
    </style:style>
    <style:style style:name="Table8" style:family="table">
      <style:table-properties style:width="6.3104in" fo:margin-left="0.2417in" fo:margin-top="0in" fo:margin-bottom="0in" table:align="left"/>
    </style:style>
    <style:style style:name="Table8.A" style:family="table-column">
      <style:table-column-properties style:column-width="1.3889in"/>
    </style:style>
    <style:style style:name="Table8.B" style:family="table-column">
      <style:table-column-properties style:column-width="0.5896in"/>
    </style:style>
    <style:style style:name="Table8.C" style:family="table-column">
      <style:table-column-properties style:column-width="0.3993in"/>
    </style:style>
    <style:style style:name="Table8.D" style:family="table-column">
      <style:table-column-properties style:column-width="0.3917in"/>
    </style:style>
    <style:style style:name="Table8.E" style:family="table-column">
      <style:table-column-properties style:column-width="0.3896in"/>
    </style:style>
    <style:style style:name="Table8.F" style:family="table-column">
      <style:table-column-properties style:column-width="0.4in"/>
    </style:style>
    <style:style style:name="Table8.G" style:family="table-column">
      <style:table-column-properties style:column-width="0.3903in"/>
    </style:style>
    <style:style style:name="Table8.J" style:family="table-column">
      <style:table-column-properties style:column-width="0.391in"/>
    </style:style>
    <style:style style:name="Table8.K" style:family="table-column">
      <style:table-column-properties style:column-width="0.3986in"/>
    </style:style>
    <style:style style:name="Table8.L" style:family="table-column">
      <style:table-column-properties style:column-width="0.4264in"/>
    </style:style>
    <style:style style:name="Table8.M" style:family="table-column">
      <style:table-column-properties style:column-width="0.3542in"/>
    </style:style>
    <style:style style:name="Table8.1" style:family="table-row">
      <style:table-row-properties style:min-row-height="0.3563in" fo:keep-together="auto"/>
    </style:style>
    <style:style style:name="Table8.A1" style:family="table-cell">
      <style:table-cell-properties fo:padding-left="0.0813in" fo:padding-right="0.075in" fo:padding-top="0in" fo:padding-bottom="0in" fo:border="1pt solid #000000"/>
    </style:style>
    <style:style style:name="Table8.B1" style:family="table-cell">
      <style:table-cell-properties fo:padding-left="0.0743in" fo:padding-right="0.075in" fo:padding-top="0in" fo:padding-bottom="0in" fo:border="1pt solid #000000"/>
    </style:style>
    <style:style style:name="Table8.2" style:family="table-row">
      <style:table-row-properties style:min-row-height="0.3056in"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 fo:text-align="start" style:justify-single-word="false" fo:orphans="0" fo:widows="0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text-properties style:font-name="Times" fo:font-weight="bold" style:font-name-asian="Times1" style:font-weight-asian="bold" style:font-name-complex="Times1"/>
    </style:style>
    <style:style style:name="P6" style:family="paragraph" style:parent-style-name="Standard">
      <style:text-properties style:font-name="URW Gothic" fo:font-weight="bold" style:font-name-asian="URW Gothic1" style:font-weight-asian="bold" style:font-name-complex="URW Gothic1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URW Gothic" fo:font-weight="bold" style:font-name-asian="URW Gothic1" style:font-weight-asian="bold" style:font-name-complex="URW Gothic1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URW Gothic" fo:font-weight="bold" style:font-name-asian="URW Gothic1" style:font-weight-asian="bold" style:font-name-complex="URW Gothic1"/>
    </style:style>
    <style:style style:name="P14" style:family="paragraph" style:parent-style-name="Standard">
      <style:paragraph-properties fo:line-height="100%" fo:text-align="center" style:justify-single-word="false" fo:orphans="0" fo:widows="0" fo:keep-with-next="always"/>
    </style:style>
    <style:style style:name="P15" style:family="paragraph" style:parent-style-name="Standard" style:master-page-name="First_20_Page">
      <style:paragraph-properties fo:text-align="start" style:justify-single-word="false" style:page-number="1"/>
      <style:text-properties fo:font-weight="bold" style:font-weight-asian="bold"/>
    </style:style>
    <style:style style:name="P16" style:family="paragraph" style:parent-style-name="Heading_20_1">
      <style:paragraph-properties fo:text-align="start" style:justify-single-word="false"/>
    </style:style>
    <style:style style:name="T1" style:family="text">
      <style:text-properties style:font-name="URW Gothic" fo:font-weight="bold" style:font-name-asian="URW Gothic1" style:font-weight-asian="bold" style:font-name-complex="URW Gothic1"/>
    </style:style>
    <style:style style:name="T2" style:family="text">
      <style:text-properties style:font-name="URW Gothic" style:font-name-asian="URW Gothic1" style:font-name-complex="URW Gothic1"/>
    </style:style>
    <style:style style:name="T3" style:family="text">
      <style:text-properties style:font-name="URW Gothic" fo:font-weight="normal" style:font-name-asian="URW Gothic1" style:font-weight-asian="normal" style:font-name-complex="URW Gothic1"/>
    </style:style>
    <style:style style:name="T4" style:family="text">
      <style:text-properties fo:font-variant="normal" fo:text-transform="none" fo:color="#222222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222222" style:font-name="Arial" fo:font-size="12pt" fo:font-style="normal" style:font-name-asian="Arial1" style:font-size-asian="12pt" style:font-style-asian="normal" style:font-name-complex="Arial1" style:font-size-complex="12pt"/>
    </style:style>
    <style:style style:name="T6" style:family="text">
      <style:text-properties fo:color="#222222" style:font-name="URW Gothic" style:font-name-asian="URW Gothic1" style:font-name-complex="URW Gothic1"/>
    </style:style>
    <style:style style:name="T7" style:family="text">
      <style:text-properties fo:color="#222222" style:font-name="Arial" style:font-name-asian="Arial1" style:font-name-complex="Arial1"/>
    </style:style>
    <style:style style:name="T8" style:family="text">
      <style:text-properties fo:color="#000080" style:font-name="URW Gothic" style:text-underline-style="solid" style:text-underline-width="auto" style:text-underline-color="font-color" fo:font-weight="normal" style:font-name-asian="URW Gothic1" style:font-weight-asian="normal" style:font-name-complex="URW Gothic1"/>
    </style:style>
    <style:style style:name="T9" style:family="text">
      <style:text-properties fo:color="#1155cc" style:font-name="URW Gothic" style:text-underline-style="solid" style:text-underline-width="auto" style:text-underline-color="font-color" fo:font-weight="bold" style:font-name-asian="URW Gothic1" style:font-weight-asian="bold" style:font-name-complex="URW Gothic1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Nombre del Proyecto: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&lt;</text:span><text:span text:style-name="T4">Instalación y configuración de una pantalla virtual mediante red VNC</text:span><text:span text:style-name="T2">&gt;</text:span></text:p>
          </table:table-cell>
        </table:table-row>
      </table:table>
      <text:p text:style-name="P16"><text:bookmark text:name="_gjdgxs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1">Integrante(s):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6">&lt;Carlos Alberto Guerrero Benavides – Cod.20182135043 - Estudiante&gt;</text:span></text:p>
          </table:table-cell>
        </table:table-row>
        <table:table-row table:style-name="Table2.3">
          <table:table-cell table:style-name="Table2.A1" office:value-type="string">
            <text:p text:style-name="P12"/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1">Resumen del Proyecto: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4">Básicamente se explica la creación y configuración de una pantalla virtual en nuestro sistema operativo linux, para luego transmitirla mediante red VNC a un dispositivo móvil; en este caso una tableta con sistema operativo android. De esta manera obtendremos una pantalla externa (virtual) que nos permita optimizar el trabajo y nuestras actividades diarias con nuestro computador.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1">Justificación: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4">Normalmente utilizamos nuestro computador para desarrollar nuestras actividades diarias, sin embargo muchos de nosotros tenemos computadores que solo cuentan con un monitor o pantalla. Dada esta problemática surge la idea de ampliar el espacio de trabajo que nos ofrecen nuestros computadores por medio de una tableta y la creación y configuración de una pantalla virtual en nuestro sistema operativo linux.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1">Alcance y Limitaciones: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4">Dado que contaremos con una pantalla externa (virtual) podremos aumentar nuestro desempeño y el de nuestro computador en las tareas del dia a dia, sin embargo se deberán tener en cuenta las limitaciones de esta pantalla virtual debido a su conexión mediante red VNC que a pesar de todo es estable para tareas que no sobre exijan los recursos de nuestro sistema.</text:span></text:p>
          </table:table-cell>
        </table:table-row>
      </table:table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1">Objetivos: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5">Como objetivo general se plantea la optimización</text:span><text:span text:style-name="T7">, mejora e incremento del desempeño por parte del </text:span><text:span text:style-name="T5">usuario</text:span><text:span text:style-name="T7"> en la utilización de su computador bajo un sistema operativo linux</text:span><text:span text:style-name="T5">, a través de la extensión de la capacidad de nuestro computador por medio de una pantalla virtual.</text:span></text:p>
            <text:p text:style-name="P2"/>
            <text:p text:style-name="P3"><text:span text:style-name="T7">Como objetivos específicos se presentan:</text:span></text:p>
            <text:p text:style-name="P3"><text:span text:style-name="T6">- Ampliar el alcance de nuestros computadores.</text:span></text:p>
            <text:p text:style-name="P3"><text:span text:style-name="T6">- Aumentar el desempeño que tenemos como usuario de un equipo de computo.</text:span></text:p>
            <text:p text:style-name="P3"><text:span text:style-name="T6">- Familiarización con un sistema operativo linux y descubrimiento de sus amplias ventajas. </text:span>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"><text:span text:style-name="T1">Beneficiarios: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6">Usuarios de computadores que deseen ampliar su espacio de trabajo mediante una tableta y la creación de una pantalla virtual.</text:span></text:p>
          </table:table-cell>
        </table:table-row>
      </table:table>
      <text:p text:style-name="P1"/>
      <text:p text:style-name="P5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F"/>
        <table:table-column table:style-name="Table8.G"/>
        <table:table-column table:style-name="Table8.J"/>
        <table:table-column table:style-name="Table8.K"/>
        <table:table-column table:style-name="Table8.L"/>
        <table:table-column table:style-name="Table8.M"/>
        <table:table-row table:style-name="Table8.1">
          <table:table-cell table:style-name="Table8.A1" table:number-rows-spanned="2" office:value-type="string">
            <text:p text:style-name="P7"/>
            <text:p text:style-name="P4"><text:span text:style-name="T1">Actividad</text:span></text:p>
          </table:table-cell>
          <table:table-cell table:style-name="Table8.B1" office:value-type="string">
            <text:p text:style-name="P4"><text:span text:style-name="T1">Mayo</text:span></text:p>
          </table:table-cell>
          <table:table-cell table:style-name="Table8.A1" table:number-columns-spanned="5" office:value-type="string">
            <text:p text:style-name="P4"><text:span text:style-name="T1">Junio</text:span></text:p>
          </table:table-cell>
          <table:covered-table-cell/>
          <table:covered-table-cell/>
          <table:covered-table-cell/>
          <table:covered-table-cell/>
          <table:table-cell table:style-name="Table8.A1" table:number-columns-spanned="4" office:value-type="string">
            <text:p text:style-name="P11"><text:span text:style-name="T1">Julio</text:span></text:p>
          </table:table-cell>
          <table:covered-table-cell/>
          <table:covered-table-cell/>
          <table:covered-table-cell/>
          <table:table-cell table:style-name="Table8.A1" table:number-columns-spanned="2" office:value-type="string">
            <text:p text:style-name="P11"><text:span text:style-name="T1">Agosto</text:span></text:p>
          </table:table-cell>
          <table:covered-table-cell/>
        </table:table-row>
        <table:table-row table:style-name="Table8.2">
          <table:covered-table-cell/>
          <table:table-cell table:style-name="Table8.A1" office:value-type="string">
            <text:p text:style-name="P4"><text:span text:style-name="T1">25</text:span></text:p>
          </table:table-cell>
          <table:table-cell table:style-name="Table8.A1" office:value-type="string">
            <text:p text:style-name="P4"><text:span text:style-name="T1">1</text:span></text:p>
          </table:table-cell>
          <table:table-cell table:style-name="Table8.A1" office:value-type="string">
            <text:p text:style-name="P4"><text:span text:style-name="T1">8</text:span></text:p>
          </table:table-cell>
          <table:table-cell table:style-name="Table8.A1" office:value-type="string">
            <text:p text:style-name="P4"><text:span text:style-name="T1">15</text:span></text:p>
          </table:table-cell>
          <table:table-cell table:style-name="Table8.A1" office:value-type="string">
            <text:p text:style-name="P4"><text:span text:style-name="T1">22</text:span></text:p>
          </table:table-cell>
          <table:table-cell table:style-name="Table8.A1" office:value-type="string">
            <text:p text:style-name="P4"><text:span text:style-name="T1">29</text:span></text:p>
          </table:table-cell>
          <table:table-cell table:style-name="Table8.A1" office:value-type="string">
            <text:p text:style-name="P4"><text:span text:style-name="T1">6</text:span></text:p>
          </table:table-cell>
          <table:table-cell table:style-name="Table8.A1" office:value-type="string">
            <text:p text:style-name="P4"><text:span text:style-name="T1">13</text:span></text:p>
          </table:table-cell>
          <table:table-cell table:style-name="Table8.A1" office:value-type="string">
            <text:p text:style-name="P4"><text:span text:style-name="T1">20</text:span></text:p>
          </table:table-cell>
          <table:table-cell table:style-name="Table8.A1" office:value-type="string">
            <text:p text:style-name="P4"><text:span text:style-name="T1">27</text:span></text:p>
          </table:table-cell>
          <table:table-cell table:style-name="Table8.A1" office:value-type="string">
            <text:p text:style-name="P4"><text:span text:style-name="T1">3</text:span></text:p>
          </table:table-cell>
          <table:table-cell table:style-name="Table8.A1" office:value-type="string">
            <text:p text:style-name="P4"><text:span text:style-name="T1">10</text:span></text:p>
          </table:table-cell>
        </table:table-row>
        <table:table-row table:style-name="Table8.3">
          <table:table-cell table:style-name="Table8.A1" office:value-type="string">
            <text:p text:style-name="P10"><text:span text:style-name="T2">1.</text:span>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  <table:table-row table:style-name="Table8.4">
          <table:table-cell table:style-name="Table8.A1" office:value-type="string">
            <text:p text:style-name="P10"><text:span text:style-name="T2">2.</text:span>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  <table:table-row table:style-name="Table8.5">
          <table:table-cell table:style-name="Table8.A1" office:value-type="string">
            <text:p text:style-name="P10"><text:span text:style-name="T2">3.</text:span>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  <table:table-row table:style-name="Table8.6">
          <table:table-cell table:style-name="Table8.A1" office:value-type="string">
            <text:p text:style-name="P10"><text:span text:style-name="T2">4.</text:span>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  <table:table-row table:style-name="Table8.7">
          <table:table-cell table:style-name="Table8.A1" office:value-type="string">
            <text:p text:style-name="P10"><text:span text:style-name="T2">5.</text:span>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</table:table>
      <text:p text:style-name="P5"/>
      <text:p text:style-name="Standard"><text:span text:style-name="T1">Referencias:</text:span></text:p>
      <text:p text:style-name="Standard"><text:span text:style-name="T3">proyecto virtScreen en gitHub: </text:span></text:p>
      <text:p text:style-name="Standard"><text:a xlink:type="simple" xlink:href="https://github.com/kbumsik/VirtScreen#how-to-use" text:style-name="ListLabel_20_1" text:visited-style-name="ListLabel_20_1"><text:span text:style-name="T8">https://github.com/kbumsik/VirtScreen#how-to-use</text:span></text:a></text:p>
      <text:p text:style-name="Standard"><text:span text:style-name="T2">configuración</text:span><text:span text:style-name="T3"> del controlador para x11: </text:span></text:p>
      <text:p text:style-name="Standard"><text:a xlink:type="simple" xlink:href="https://www.kubuntuforums.net/showthread.php/69984-FIX-for-flickering-flashing-panel-on-Intel-gpu" text:style-name="ListLabel_20_1" text:visited-style-name="ListLabel_20_1"><text:span text:style-name="T8">https://www.kubuntuforums.net/showthread.php/69984-FIX-for-flickering-flashing-panel-on-Intel-gpu</text:span></text:a></text:p>
      <text:p text:style-name="Standard"><text:span text:style-name="T3">lanzamiento y </text:span><text:span text:style-name="T2">código</text:span><text:span text:style-name="T3"> fuente del proyecto virtscreen:</text:span></text:p>
      <text:p text:style-name="Standard"><text:a xlink:type="simple" xlink:href="https://github.com/kbumsik/VirtScreen/releases" text:style-name="ListLabel_20_1" text:visited-style-name="ListLabel_20_1"><text:span text:style-name="T8">https://github.com/kbumsik/VirtScreen/releases</text:span></text:a></text:p>
      <text:p text:style-name="Standard"><text:span text:style-name="T1">Anexos:</text:span></text:p>
      <text:p text:style-name="Standard"><text:span text:style-name="T2">Proyecto completo, documentacion mas video tutorial:</text:span></text:p>
      <text:p text:style-name="Standard"><text:a xlink:type="simple" xlink:href="https://drive.google.com/drive/folders/1C8PXVt8CX3XibsCjbtkkLqXk4PffIcEb?usp=sharing" text:style-name="ListLabel_20_2" text:visited-style-name="ListLabel_20_2"><text:span text:style-name="T9">https://drive.google.com/drive/folders/1C8PXVt8CX3XibsCjbtkkLqXk4PffIcEb?usp=sharing</text:span></text:a></text:p>
      <text:p text:style-name="Standard"><text:a xlink:type="simple" xlink:href="https://github.com/CarlosGuerrero9909/Proyecto-Gnubies.git" text:style-name="ListLabel_20_2" text:visited-style-name="ListLabel_20_2"><text:span text:style-name="T9">https://github.com/CarlosGuerrero9909/Proyecto-Gnubies.git</text:span></text:a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URW Gothic" svg:font-family="'URW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URW Gothic1" svg:font-family="'URW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Calibri" fo:font-family="Calibri" style:font-family-generic="roman" style:font-pitch="variable" fo:font-size="11pt" fo:font-style="italic" style:text-underline-style="none" fo:font-weight="normal" style:font-name-asian="Calibri1" style:font-family-asian="Calibri" style:font-family-generic-asian="system" style:font-pitch-asian="variable" style:font-size-asian="11pt" style:font-style-asian="italic" style:font-weight-asian="normal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6pt" fo:font-style="normal" style:text-underline-style="none" fo:font-weight="normal" style:font-name-asian="Calibri1" style:font-family-asian="Calibri" style:font-family-generic-asian="system" style:font-pitch-asian="variable" style:font-size-asian="26pt" style:font-style-asian="normal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000080" style:font-name="URW Gothic" fo:font-family="'URW Gothic'" style:font-family-generic="roman" style:font-pitch="variable" style:text-underline-style="solid" style:text-underline-width="auto" style:text-underline-color="font-color" fo:font-weight="normal" style:font-name-asian="URW Gothic1" style:font-family-asian="'URW Gothic'" style:font-family-generic-asian="system" style:font-pitch-asian="variable" style:font-weight-asian="normal" style:font-name-complex="URW Gothic1" style:font-family-complex="'URW Gothic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URW Gothic" fo:font-family="'URW Gothic'" style:font-family-generic="roman" style:font-pitch="variable" style:text-underline-style="solid" style:text-underline-width="auto" style:text-underline-color="font-color" fo:font-weight="bold" style:font-name-asian="URW Gothic1" style:font-family-asian="'URW Gothic'" style:font-family-generic-asian="system" style:font-pitch-asian="variable" style:font-weight-asian="bold" style:font-name-complex="URW Gothic1" style:font-family-complex="'URW Gothic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9" style:family="table">
      <style:table-properties style:width="6.2604in" fo:margin-left="0in" fo:margin-top="0in" fo:margin-bottom="0in" table:align="left"/>
    </style:style>
    <style:style style:name="Table9.A" style:family="table-column">
      <style:table-column-properties style:column-width="1.4681in"/>
    </style:style>
    <style:style style:name="Table9.B" style:family="table-column">
      <style:table-column-properties style:column-width="3.5618in"/>
    </style:style>
    <style:style style:name="Table9.C" style:family="table-column">
      <style:table-column-properties style:column-width="1.230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813in" fo:padding-right="0.075in" fo:padding-top="0in" fo:padding-bottom="0in" fo:border="1pt solid #000000"/>
    </style:style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MP3" style:family="paragraph" style:parent-style-name="Standard">
      <style:paragraph-properties fo:line-height="100%" fo:text-align="start" style:justify-single-word="false" fo:orphans="0" fo:widows="0"/>
    </style:style>
    <style:style style:name="MP4" style:family="paragraph" style:parent-style-name="Standard">
      <style:paragraph-properties fo:line-height="100%" fo:text-align="center" style:justify-single-word="false" fo:orphans="0" fo:widows="0" fo:keep-with-next="always"/>
    </style:style>
    <style:style style:name="MP5" style:family="paragraph" style:parent-style-name="Standard">
      <style:paragraph-properties fo:text-align="start" style:justify-single-word="false"/>
    </style:style>
    <style:style style:name="MT1" style:family="text">
      <style:text-properties style:font-name="URW Gothic" fo:font-weight="bold" style:font-name-asian="URW Gothic1" style:font-weight-asian="bold" style:font-name-complex="URW Gothic1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URW Gothic" style:font-name-asian="URW Gothic1" style:font-name-complex="URW Gothic1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<text:page-number text:select-page="current">2</text:page-number></text:p>
      </style:header>
    </style:master-page>
    <style:master-page style:name="First_20_Page" style:display-name="First Page" style:page-layout-name="Mpm1" style:next-style-name="Standard">
      <style:header>
        <text:p text:style-name="MP2"/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3"><draw:frame draw:style-name="Mfr1" draw:name="image1.png" text:anchor-type="char" svg:x="0.1807in" svg:y="0.052in" svg:width="0.9689in" svg:height="0.9736in" draw:z-index="0"><draw:image xlink:href="Pictures/10000201000000B9000000BA9AACBF409B5A60B6.png" xlink:type="simple" xlink:show="embed" xlink:actuate="onLoad" loext:mime-type="image/png"/></draw:frame></text:p>
            </table:table-cell>
            <table:table-cell table:style-name="Table9.A1" office:value-type="string">
              <text:p text:style-name="MP4"><text:span text:style-name="MT1">Grupo Académico GNU/Linux</text:span></text:p>
              <text:p text:style-name="MP4"><text:span text:style-name="MT1">Universidad Distrital Francisco José de Caldas (GLUD) 2020-III</text:span><text:span text:style-name="MT2"><text:line-break/></text:span></text:p>
              <text:p text:style-name="MP4"><text:span text:style-name="MT3">Proyecto Final GNUbies 2021-1</text:span></text:p>
            </table:table-cell>
            <table:table-cell table:style-name="Table9.A1" office:value-type="string">
              <text:p text:style-name="MP3"><draw:frame draw:style-name="Mfr2" draw:name="image2.png" text:anchor-type="as-char" svg:width="1.0228in" svg:height="1.0681in" draw:z-index="0"><draw:image xlink:href="Pictures/10000201000004B0000004D4F8716D3FFB167BFF.png" xlink:type="simple" xlink:show="embed" xlink:actuate="onLoad" loext:mime-type="image/png"/><svg:desc>escudo_ud_blanco_y_negro (1).png</svg:desc></draw:frame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2" meta:object-count="0" meta:page-count="2" meta:paragraph-count="56" meta:word-count="377" meta:character-count="2751" meta:non-whitespace-character-count="2424"/>
    <meta:generator>LibreOfficeDev/6.0.5.2$Linux_X86_64 LibreOffice_project/</meta:generator>
  </office:meta>
</office:document-meta>
</file>